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33.3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3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output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courtship_duration(min)</text:p>
          </table:table-cell>
          <table:table-cell office:value-type="string" calcext:value-type="string">
            <text:p>mate_duration(min)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ourt start time(min)</text:p>
          </table:table-cell>
          <table:table-cell office:value-type="string" calcext:value-type="string">
            <text:p>mate start time(min)</text:p>
          </table:table-cell>
          <table:table-cell office:value-type="string" calcext:value-type="string">
            <text:p>mate end time(min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.2236" calcext:value-type="float">
            <text:p>44.2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9328" calcext:value-type="float">
            <text:p>0.04393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C2]*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72894" calcext:value-type="float">
            <text:p>0.0672894</text:p>
          </table:table-cell>
          <table:table-cell office:value-type="float" office:value="9.93993" calcext:value-type="float">
            <text:p>9.93993</text:p>
          </table:table-cell>
          <table:table-cell office:value-type="float" office:value="0.724551" calcext:value-type="float">
            <text:p>0.724551</text:p>
          </table:table-cell>
          <table:table-cell office:value-type="float" office:value="0.0439328" calcext:value-type="float">
            <text:p>0.0439328</text:p>
          </table:table-cell>
          <table:table-cell office:value-type="float" office:value="0.136803" calcext:value-type="float">
            <text:p>0.136803</text:p>
          </table:table-cell>
          <table:table-cell office:value-type="float" office:value="10.0767" calcext:value-type="float">
            <text:p>10.0767</text:p>
          </table:table-cell>
          <table:table-cell table:number-columns-repeated="2"/>
          <table:table-cell table:formula="of:=[.C3]*2" office:value-type="float" office:value="19.87986" calcext:value-type="float">
            <text:p>19.8798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3136" calcext:value-type="float">
            <text:p>25.3136</text:p>
          </table:table-cell>
          <table:table-cell office:value-type="float" office:value="10.6673" calcext:value-type="float">
            <text:p>10.6673</text:p>
          </table:table-cell>
          <table:table-cell office:value-type="float" office:value="0.762833" calcext:value-type="float">
            <text:p>0.762833</text:p>
          </table:table-cell>
          <table:table-cell office:value-type="float" office:value="0.0439328" calcext:value-type="float">
            <text:p>0.0439328</text:p>
          </table:table-cell>
          <table:table-cell office:value-type="float" office:value="33.2276" calcext:value-type="float">
            <text:p>33.2276</text:p>
          </table:table-cell>
          <table:table-cell office:value-type="float" office:value="43.895" calcext:value-type="float">
            <text:p>43.895</text:p>
          </table:table-cell>
          <table:table-cell table:number-columns-repeated="2"/>
          <table:table-cell table:formula="of:=[.C4]*2" office:value-type="float" office:value="21.3346" calcext:value-type="float">
            <text:p>21.33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85529" calcext:value-type="float">
            <text:p>5.85529</text:p>
          </table:table-cell>
          <table:table-cell office:value-type="float" office:value="9.23144" calcext:value-type="float">
            <text:p>9.23144</text:p>
          </table:table-cell>
          <table:table-cell office:value-type="float" office:value="0.751052" calcext:value-type="float">
            <text:p>0.751052</text:p>
          </table:table-cell>
          <table:table-cell office:value-type="float" office:value="0.0439328" calcext:value-type="float">
            <text:p>0.0439328</text:p>
          </table:table-cell>
          <table:table-cell office:value-type="float" office:value="7.84005" calcext:value-type="float">
            <text:p>7.84005</text:p>
          </table:table-cell>
          <table:table-cell office:value-type="float" office:value="17.0715" calcext:value-type="float">
            <text:p>17.0715</text:p>
          </table:table-cell>
          <table:table-cell table:number-columns-repeated="2"/>
          <table:table-cell table:formula="of:=[.C5]*2" office:value-type="float" office:value="18.46288" calcext:value-type="float">
            <text:p>18.462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81614" calcext:value-type="float">
            <text:p>7.81614</text:p>
          </table:table-cell>
          <table:table-cell office:value-type="float" office:value="14.7002" calcext:value-type="float">
            <text:p>14.7002</text:p>
          </table:table-cell>
          <table:table-cell office:value-type="float" office:value="0.660076" calcext:value-type="float">
            <text:p>0.660076</text:p>
          </table:table-cell>
          <table:table-cell office:value-type="float" office:value="0.0439328" calcext:value-type="float">
            <text:p>0.0439328</text:p>
          </table:table-cell>
          <table:table-cell office:value-type="float" office:value="11.8852" calcext:value-type="float">
            <text:p>11.8852</text:p>
          </table:table-cell>
          <table:table-cell office:value-type="float" office:value="26.5854" calcext:value-type="float">
            <text:p>26.5854</text:p>
          </table:table-cell>
          <table:table-cell table:number-columns-repeated="2"/>
          <table:table-cell table:formula="of:=[.C6]*2" office:value-type="float" office:value="29.4004" calcext:value-type="float">
            <text:p>29.40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4653" calcext:value-type="float">
            <text:p>2.64653</text:p>
          </table:table-cell>
          <table:table-cell office:value-type="float" office:value="3.7037" calcext:value-type="float">
            <text:p>3.7037</text:p>
          </table:table-cell>
          <table:table-cell office:value-type="float" office:value="0.967473" calcext:value-type="float">
            <text:p>0.967473</text:p>
          </table:table-cell>
          <table:table-cell office:value-type="float" office:value="0.0439328" calcext:value-type="float">
            <text:p>0.0439328</text:p>
          </table:table-cell>
          <table:table-cell office:value-type="float" office:value="2.77944" calcext:value-type="float">
            <text:p>2.77944</text:p>
          </table:table-cell>
          <table:table-cell office:value-type="float" office:value="6.48314" calcext:value-type="float">
            <text:p>6.48314</text:p>
          </table:table-cell>
          <table:table-cell table:number-columns-repeated="2"/>
          <table:table-cell table:style-name="ce1" table:formula="of:=[.C7]*2" office:value-type="float" office:value="7.4074" calcext:value-type="float">
            <text:p>7.4074</text:p>
          </table:table-cell>
          <table:table-cell table:style-name="ce1" office:value-type="float" office:value="10.98" calcext:value-type="float">
            <text:p>10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7087" calcext:value-type="float">
            <text:p>0.87087</text:p>
          </table:table-cell>
          <table:table-cell office:value-type="float" office:value="8.61194" calcext:value-type="float">
            <text:p>8.61194</text:p>
          </table:table-cell>
          <table:table-cell office:value-type="float" office:value="0.922805" calcext:value-type="float">
            <text:p>0.922805</text:p>
          </table:table-cell>
          <table:table-cell office:value-type="float" office:value="0.0372594" calcext:value-type="float">
            <text:p>0.0372594</text:p>
          </table:table-cell>
          <table:table-cell office:value-type="float" office:value="0.98098" calcext:value-type="float">
            <text:p>0.98098</text:p>
          </table:table-cell>
          <table:table-cell office:value-type="float" office:value="9.59292" calcext:value-type="float">
            <text:p>9.59292</text:p>
          </table:table-cell>
          <table:table-cell table:number-columns-repeated="2"/>
          <table:table-cell table:formula="of:=[.C8]*2" office:value-type="float" office:value="17.22388" calcext:value-type="float">
            <text:p>17.2238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1492" calcext:value-type="float">
            <text:p>13.1492</text:p>
          </table:table-cell>
          <table:table-cell office:value-type="float" office:value="8.27716" calcext:value-type="float">
            <text:p>8.27716</text:p>
          </table:table-cell>
          <table:table-cell office:value-type="float" office:value="0.650016" calcext:value-type="float">
            <text:p>0.650016</text:p>
          </table:table-cell>
          <table:table-cell office:value-type="float" office:value="0.00333667" calcext:value-type="float">
            <text:p>0.00333667</text:p>
          </table:table-cell>
          <table:table-cell office:value-type="float" office:value="20.2324" calcext:value-type="float">
            <text:p>20.2324</text:p>
          </table:table-cell>
          <table:table-cell office:value-type="float" office:value="28.5096" calcext:value-type="float">
            <text:p>28.5096</text:p>
          </table:table-cell>
          <table:table-cell table:number-columns-repeated="2"/>
          <table:table-cell table:formula="of:=[.C9]*2" office:value-type="float" office:value="16.55432" calcext:value-type="float">
            <text:p>16.5543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2774" calcext:value-type="float">
            <text:p>16.2774</text:p>
          </table:table-cell>
          <table:table-cell office:value-type="float" office:value="6.13279" calcext:value-type="float">
            <text:p>6.13279</text:p>
          </table:table-cell>
          <table:table-cell office:value-type="float" office:value="0.947402" calcext:value-type="float">
            <text:p>0.947402</text:p>
          </table:table-cell>
          <table:table-cell office:value-type="float" office:value="0.0183517" calcext:value-type="float">
            <text:p>0.0183517</text:p>
          </table:table-cell>
          <table:table-cell office:value-type="float" office:value="17.1994" calcext:value-type="float">
            <text:p>17.1994</text:p>
          </table:table-cell>
          <table:table-cell office:value-type="float" office:value="23.3322" calcext:value-type="float">
            <text:p>23.3322</text:p>
          </table:table-cell>
          <table:table-cell table:number-columns-repeated="2"/>
          <table:table-cell table:formula="of:=[.C10]*2" office:value-type="float" office:value="12.26558" calcext:value-type="float">
            <text:p>12.265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.1833" calcext:value-type="float">
            <text:p>12.1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667" calcext:value-type="float">
            <text:p>0.00333667</text:p>
          </table:table-cell>
          <table:table-cell office:value-type="float" office:value="12.1866" calcext:value-type="float">
            <text:p>12.1866</text:p>
          </table:table-cell>
          <table:table-cell table:number-columns-repeated="2"/>
          <table:table-cell table:formula="of:=[.C11]*2" office:value-type="float" office:value="24.3666" calcext:value-type="float">
            <text:p>24.366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22344" calcext:value-type="float">
            <text:p>0.0122344</text:p>
          </table:table-cell>
          <table:table-cell office:value-type="float" office:value="9.71526" calcext:value-type="float">
            <text:p>9.71526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" calcext:value-type="float">
            <text:p>0</text:p>
          </table:table-cell>
          <table:table-cell office:value-type="float" office:value="0.0266933" calcext:value-type="float">
            <text:p>0.0266933</text:p>
          </table:table-cell>
          <table:table-cell office:value-type="float" office:value="9.74195" calcext:value-type="float">
            <text:p>9.74195</text:p>
          </table:table-cell>
          <table:table-cell table:number-columns-repeated="2"/>
          <table:table-cell table:formula="of:=[.C12]*2" office:value-type="float" office:value="19.43052" calcext:value-type="float">
            <text:p>19.4305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.2746" calcext:value-type="float">
            <text:p>11.27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746" calcext:value-type="float">
            <text:p>11.2746</text:p>
          </table:table-cell>
          <table:table-cell table:number-columns-repeated="2"/>
          <table:table-cell table:formula="of:=[.C13]*2" office:value-type="float" office:value="22.5492" calcext:value-type="float">
            <text:p>22.549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26337" calcext:value-type="float">
            <text:p>0.226337</text:p>
          </table:table-cell>
          <table:table-cell office:value-type="float" office:value="11.3436" calcext:value-type="float">
            <text:p>11.3436</text:p>
          </table:table-cell>
          <table:table-cell office:value-type="float" office:value="0.997549" calcext:value-type="float">
            <text:p>0.997549</text:p>
          </table:table-cell>
          <table:table-cell office:value-type="float" office:value="0.00889778" calcext:value-type="float">
            <text:p>0.00889778</text:p>
          </table:table-cell>
          <table:table-cell office:value-type="float" office:value="0.235791" calcext:value-type="float">
            <text:p>0.235791</text:p>
          </table:table-cell>
          <table:table-cell office:value-type="float" office:value="11.5793" calcext:value-type="float">
            <text:p>11.5793</text:p>
          </table:table-cell>
          <table:table-cell table:number-columns-repeated="2"/>
          <table:table-cell table:formula="of:=[.C14]*2" office:value-type="float" office:value="22.6872" calcext:value-type="float">
            <text:p>22.687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88043" calcext:value-type="float">
            <text:p>4.88043</text:p>
          </table:table-cell>
          <table:table-cell office:value-type="float" office:value="7.89233" calcext:value-type="float">
            <text:p>7.89233</text:p>
          </table:table-cell>
          <table:table-cell office:value-type="float" office:value="0.674195" calcext:value-type="float">
            <text:p>0.674195</text:p>
          </table:table-cell>
          <table:table-cell office:value-type="float" office:value="0.0439328" calcext:value-type="float">
            <text:p>0.0439328</text:p>
          </table:table-cell>
          <table:table-cell office:value-type="float" office:value="7.28283" calcext:value-type="float">
            <text:p>7.28283</text:p>
          </table:table-cell>
          <table:table-cell office:value-type="float" office:value="15.1752" calcext:value-type="float">
            <text:p>15.1752</text:p>
          </table:table-cell>
          <table:table-cell table:number-columns-repeated="2"/>
          <table:table-cell table:formula="of:=[.C15]*2" office:value-type="float" office:value="15.78466" calcext:value-type="float">
            <text:p>15.7846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2062" calcext:value-type="float">
            <text:p>0.62062</text:p>
          </table:table-cell>
          <table:table-cell office:value-type="float" office:value="10.5872" calcext:value-type="float">
            <text:p>10.5872</text:p>
          </table:table-cell>
          <table:table-cell office:value-type="float" office:value="0.69403" calcext:value-type="float">
            <text:p>0.69403</text:p>
          </table:table-cell>
          <table:table-cell office:value-type="float" office:value="0.00889778" calcext:value-type="float">
            <text:p>0.00889778</text:p>
          </table:table-cell>
          <table:table-cell office:value-type="float" office:value="0.903124" calcext:value-type="float">
            <text:p>0.903124</text:p>
          </table:table-cell>
          <table:table-cell office:value-type="float" office:value="11.4904" calcext:value-type="float">
            <text:p>11.4904</text:p>
          </table:table-cell>
          <table:table-cell table:number-columns-repeated="2"/>
          <table:table-cell table:formula="of:=[.C16]*2" office:value-type="float" office:value="21.1744" calcext:value-type="float">
            <text:p>21.174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78845" calcext:value-type="float">
            <text:p>6.78845</text:p>
          </table:table-cell>
          <table:table-cell office:value-type="float" office:value="10.0523" calcext:value-type="float">
            <text:p>10.0523</text:p>
          </table:table-cell>
          <table:table-cell office:value-type="float" office:value="0.624878" calcext:value-type="float">
            <text:p>0.624878</text:p>
          </table:table-cell>
          <table:table-cell office:value-type="float" office:value="0.0439328" calcext:value-type="float">
            <text:p>0.0439328</text:p>
          </table:table-cell>
          <table:table-cell office:value-type="float" office:value="10.9076" calcext:value-type="float">
            <text:p>10.9076</text:p>
          </table:table-cell>
          <table:table-cell office:value-type="float" office:value="20.9598" calcext:value-type="float">
            <text:p>20.9598</text:p>
          </table:table-cell>
          <table:table-cell table:number-columns-repeated="2"/>
          <table:table-cell table:formula="of:=[.C17]*2" office:value-type="float" office:value="20.1046" calcext:value-type="float">
            <text:p>20.104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.5324" calcext:value-type="float">
            <text:p>38.5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035" calcext:value-type="float">
            <text:p>0.035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C18]*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00355" calcext:value-type="float">
            <text:p>8.00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919" calcext:value-type="float">
            <text:p>22.49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formula="of:=[.C19]*2" office:value-type="float" office:value="0" calcext:value-type="float">
            <text:p>0</text:p>
          </table:table-cell>
          <table:table-cell table:style-name="ce1" office:value-type="float" office:value="16.35" calcext:value-type="float">
            <text:p>16.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5996" calcext:value-type="float">
            <text:p>4.5996</text:p>
          </table:table-cell>
          <table:table-cell office:value-type="float" office:value="8.80324" calcext:value-type="float">
            <text:p>8.80324</text:p>
          </table:table-cell>
          <table:table-cell office:value-type="float" office:value="0.871365" calcext:value-type="float">
            <text:p>0.871365</text:p>
          </table:table-cell>
          <table:table-cell office:value-type="float" office:value="0.0211322" calcext:value-type="float">
            <text:p>0.0211322</text:p>
          </table:table-cell>
          <table:table-cell office:value-type="float" office:value="5.29974" calcext:value-type="float">
            <text:p>5.29974</text:p>
          </table:table-cell>
          <table:table-cell office:value-type="float" office:value="14.103" calcext:value-type="float">
            <text:p>14.103</text:p>
          </table:table-cell>
          <table:table-cell table:number-columns-repeated="2"/>
          <table:table-cell table:formula="of:=[.C20]*2" office:value-type="float" office:value="17.60648" calcext:value-type="float">
            <text:p>17.6064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8881" calcext:value-type="float">
            <text:p>35.8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9328" calcext:value-type="float">
            <text:p>0.04393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C21]*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46435" calcext:value-type="float">
            <text:p>5.46435</text:p>
          </table:table-cell>
          <table:table-cell office:value-type="float" office:value="5.76354" calcext:value-type="float">
            <text:p>5.76354</text:p>
          </table:table-cell>
          <table:table-cell office:value-type="float" office:value="0.69782" calcext:value-type="float">
            <text:p>0.69782</text:p>
          </table:table-cell>
          <table:table-cell office:value-type="float" office:value="0.045045" calcext:value-type="float">
            <text:p>0.045045</text:p>
          </table:table-cell>
          <table:table-cell office:value-type="float" office:value="7.87565" calcext:value-type="float">
            <text:p>7.87565</text:p>
          </table:table-cell>
          <table:table-cell office:value-type="float" office:value="13.6392" calcext:value-type="float">
            <text:p>13.6392</text:p>
          </table:table-cell>
          <table:table-cell table:number-columns-repeated="2"/>
          <table:table-cell table:formula="of:=[.C22]*2" office:value-type="float" office:value="11.52708" calcext:value-type="float">
            <text:p>11.5270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.7397" calcext:value-type="float">
            <text:p>29.7397</text:p>
          </table:table-cell>
          <table:table-cell office:value-type="float" office:value="7.49193" calcext:value-type="float">
            <text:p>7.49193</text:p>
          </table:table-cell>
          <table:table-cell office:value-type="float" office:value="0.699571" calcext:value-type="float">
            <text:p>0.699571</text:p>
          </table:table-cell>
          <table:table-cell office:value-type="float" office:value="0.0355911" calcext:value-type="float">
            <text:p>0.0355911</text:p>
          </table:table-cell>
          <table:table-cell office:value-type="float" office:value="42.5469" calcext:value-type="float">
            <text:p>42.5469</text:p>
          </table:table-cell>
          <table:table-cell office:value-type="float" office:value="50.0389" calcext:value-type="float">
            <text:p>50.0389</text:p>
          </table:table-cell>
          <table:table-cell table:number-columns-repeated="2"/>
          <table:table-cell table:style-name="ce1" table:formula="of:=[.C23]*2" office:value-type="float" office:value="14.98386" calcext:value-type="float">
            <text:p>14.98386</text:p>
          </table:table-cell>
          <table:table-cell table:style-name="ce1" office:value-type="float" office:value="22.18" calcext:value-type="float">
            <text:p>22.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556111" calcext:value-type="float">
            <text:p>0.000556111</text:p>
          </table:table-cell>
          <table:table-cell office:value-type="float" office:value="11.2768" calcext:value-type="float">
            <text:p>11.2768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00444889" calcext:value-type="float">
            <text:p>0.00444889</text:p>
          </table:table-cell>
          <table:table-cell office:value-type="float" office:value="11.2813" calcext:value-type="float">
            <text:p>11.2813</text:p>
          </table:table-cell>
          <table:table-cell table:number-columns-repeated="2"/>
          <table:table-cell table:formula="of:=[.C24]*2" office:value-type="float" office:value="22.5536" calcext:value-type="float">
            <text:p>22.553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39428" calcext:value-type="float">
            <text:p>0.539428</text:p>
          </table:table-cell>
          <table:table-cell office:value-type="float" office:value="8.71537" calcext:value-type="float">
            <text:p>8.71537</text:p>
          </table:table-cell>
          <table:table-cell office:value-type="float" office:value="0.783522" calcext:value-type="float">
            <text:p>0.783522</text:p>
          </table:table-cell>
          <table:table-cell office:value-type="float" office:value="0.0133467" calcext:value-type="float">
            <text:p>0.0133467</text:p>
          </table:table-cell>
          <table:table-cell office:value-type="float" office:value="0.701812" calcext:value-type="float">
            <text:p>0.701812</text:p>
          </table:table-cell>
          <table:table-cell office:value-type="float" office:value="9.41719" calcext:value-type="float">
            <text:p>9.41719</text:p>
          </table:table-cell>
          <table:table-cell table:number-columns-repeated="2"/>
          <table:table-cell table:style-name="ce1" table:formula="of:=[.C25]*2" office:value-type="float" office:value="17.43074" calcext:value-type="float">
            <text:p>17.43074</text:p>
          </table:table-cell>
          <table:table-cell table:style-name="ce1" office:value-type="float" office:value="18.54" calcext:value-type="float">
            <text:p>18.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34123" calcext:value-type="float">
            <text:p>0.234123</text:p>
          </table:table-cell>
          <table:table-cell office:value-type="float" office:value="11.5838" calcext:value-type="float">
            <text:p>11.5838</text:p>
          </table:table-cell>
          <table:table-cell office:value-type="float" office:value="0.974537" calcext:value-type="float">
            <text:p>0.974537</text:p>
          </table:table-cell>
          <table:table-cell office:value-type="float" office:value="0" calcext:value-type="float">
            <text:p>0</text:p>
          </table:table-cell>
          <table:table-cell office:value-type="float" office:value="0.24024" calcext:value-type="float">
            <text:p>0.24024</text:p>
          </table:table-cell>
          <table:table-cell office:value-type="float" office:value="11.824" calcext:value-type="float">
            <text:p>11.824</text:p>
          </table:table-cell>
          <table:table-cell table:number-columns-repeated="2"/>
          <table:table-cell table:formula="of:=[.C26]*2" office:value-type="float" office:value="23.1676" calcext:value-type="float">
            <text:p>23.167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02824" calcext:value-type="float">
            <text:p>0.602824</text:p>
          </table:table-cell>
          <table:table-cell office:value-type="float" office:value="8.82993" calcext:value-type="float">
            <text:p>8.82993</text:p>
          </table:table-cell>
          <table:table-cell office:value-type="float" office:value="0.9627" calcext:value-type="float">
            <text:p>0.9627</text:p>
          </table:table-cell>
          <table:table-cell office:value-type="float" office:value="0.0289178" calcext:value-type="float">
            <text:p>0.0289178</text:p>
          </table:table-cell>
          <table:table-cell office:value-type="float" office:value="0.655099" calcext:value-type="float">
            <text:p>0.655099</text:p>
          </table:table-cell>
          <table:table-cell office:value-type="float" office:value="9.48503" calcext:value-type="float">
            <text:p>9.48503</text:p>
          </table:table-cell>
          <table:table-cell table:number-columns-repeated="2"/>
          <table:table-cell table:formula="of:=[.C27]*2" office:value-type="float" office:value="17.65986" calcext:value-type="float">
            <text:p>17.6598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84573" calcext:value-type="float">
            <text:p>0.684573</text:p>
          </table:table-cell>
          <table:table-cell office:value-type="float" office:value="10.8108" calcext:value-type="float">
            <text:p>10.8108</text:p>
          </table:table-cell>
          <table:table-cell office:value-type="float" office:value="0.819574" calcext:value-type="float">
            <text:p>0.819574</text:p>
          </table:table-cell>
          <table:table-cell office:value-type="float" office:value="0.00556111" calcext:value-type="float">
            <text:p>0.00556111</text:p>
          </table:table-cell>
          <table:table-cell office:value-type="float" office:value="0.84084" calcext:value-type="float">
            <text:p>0.84084</text:p>
          </table:table-cell>
          <table:table-cell office:value-type="float" office:value="11.6516" calcext:value-type="float">
            <text:p>11.6516</text:p>
          </table:table-cell>
          <table:table-cell table:number-columns-repeated="2"/>
          <table:table-cell table:formula="of:=[.C28]*2" office:value-type="float" office:value="21.6216" calcext:value-type="float">
            <text:p>21.621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09598" calcext:value-type="float">
            <text:p>0.709598</text:p>
          </table:table-cell>
          <table:table-cell office:value-type="float" office:value="11.5849" calcext:value-type="float">
            <text:p>11.5849</text:p>
          </table:table-cell>
          <table:table-cell office:value-type="float" office:value="0.957239" calcext:value-type="float">
            <text:p>0.957239</text:p>
          </table:table-cell>
          <table:table-cell office:value-type="float" office:value="0.0216883" calcext:value-type="float">
            <text:p>0.0216883</text:p>
          </table:table-cell>
          <table:table-cell office:value-type="float" office:value="0.762984" calcext:value-type="float">
            <text:p>0.762984</text:p>
          </table:table-cell>
          <table:table-cell office:value-type="float" office:value="12.3479" calcext:value-type="float">
            <text:p>12.3479</text:p>
          </table:table-cell>
          <table:table-cell table:number-columns-repeated="2"/>
          <table:table-cell table:formula="of:=[.C29]*2" office:value-type="float" office:value="23.1698" calcext:value-type="float">
            <text:p>23.169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93471" calcext:value-type="float">
            <text:p>0.693471</text:p>
          </table:table-cell>
          <table:table-cell office:value-type="float" office:value="12.9541" calcext:value-type="float">
            <text:p>12.9541</text:p>
          </table:table-cell>
          <table:table-cell office:value-type="float" office:value="0.876318" calcext:value-type="float">
            <text:p>0.876318</text:p>
          </table:table-cell>
          <table:table-cell office:value-type="float" office:value="0.0261372" calcext:value-type="float">
            <text:p>0.0261372</text:p>
          </table:table-cell>
          <table:table-cell office:value-type="float" office:value="0.817483" calcext:value-type="float">
            <text:p>0.817483</text:p>
          </table:table-cell>
          <table:table-cell office:value-type="float" office:value="13.7715" calcext:value-type="float">
            <text:p>13.7715</text:p>
          </table:table-cell>
          <table:table-cell table:number-columns-repeated="2"/>
          <table:table-cell table:formula="of:=[.C30]*2" office:value-type="float" office:value="25.9082" calcext:value-type="float">
            <text:p>25.908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.3389" calcext:value-type="float">
            <text:p>38.3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9328" calcext:value-type="float">
            <text:p>0.04393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C31]*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16883" calcext:value-type="float">
            <text:p>0.0216883</text:p>
          </table:table-cell>
          <table:table-cell office:value-type="float" office:value="11.4737" calcext:value-type="float">
            <text:p>11.4737</text:p>
          </table:table-cell>
          <table:table-cell office:value-type="float" office:value="0.47561" calcext:value-type="float">
            <text:p>0.47561</text:p>
          </table:table-cell>
          <table:table-cell office:value-type="float" office:value="0" calcext:value-type="float">
            <text:p>0</text:p>
          </table:table-cell>
          <table:table-cell office:value-type="float" office:value="0.0456011" calcext:value-type="float">
            <text:p>0.0456011</text:p>
          </table:table-cell>
          <table:table-cell office:value-type="float" office:value="11.5193" calcext:value-type="float">
            <text:p>11.5193</text:p>
          </table:table-cell>
          <table:table-cell table:number-columns-repeated="2"/>
          <table:table-cell table:formula="of:=[.C32]*2" office:value-type="float" office:value="22.9474" calcext:value-type="float">
            <text:p>22.94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97364" calcext:value-type="float">
            <text:p>1.97364</text:p>
          </table:table-cell>
          <table:table-cell office:value-type="float" office:value="8.07585" calcext:value-type="float">
            <text:p>8.07585</text:p>
          </table:table-cell>
          <table:table-cell office:value-type="float" office:value="0.860364" calcext:value-type="float">
            <text:p>0.860364</text:p>
          </table:table-cell>
          <table:table-cell office:value-type="float" office:value="0.0439328" calcext:value-type="float">
            <text:p>0.0439328</text:p>
          </table:table-cell>
          <table:table-cell office:value-type="float" office:value="2.33789" calcext:value-type="float">
            <text:p>2.33789</text:p>
          </table:table-cell>
          <table:table-cell office:value-type="float" office:value="10.4137" calcext:value-type="float">
            <text:p>10.4137</text:p>
          </table:table-cell>
          <table:table-cell table:number-columns-repeated="2"/>
          <table:table-cell table:formula="of:=[.C33]*2" office:value-type="float" office:value="16.1517" calcext:value-type="float">
            <text:p>16.151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5015" calcext:value-type="float">
            <text:p>0.015015</text:p>
          </table:table-cell>
          <table:table-cell office:value-type="float" office:value="13.8416" calcext:value-type="float">
            <text:p>13.8416</text:p>
          </table:table-cell>
          <table:table-cell office:value-type="float" office:value="0.465517" calcext:value-type="float">
            <text:p>0.465517</text:p>
          </table:table-cell>
          <table:table-cell office:value-type="float" office:value="0" calcext:value-type="float">
            <text:p>0</text:p>
          </table:table-cell>
          <table:table-cell office:value-type="float" office:value="0.0322544" calcext:value-type="float">
            <text:p>0.0322544</text:p>
          </table:table-cell>
          <table:table-cell office:value-type="float" office:value="13.8739" calcext:value-type="float">
            <text:p>13.8739</text:p>
          </table:table-cell>
          <table:table-cell table:number-columns-repeated="2"/>
          <table:table-cell table:formula="of:=[.C34]*2" office:value-type="float" office:value="27.6832" calcext:value-type="float">
            <text:p>27.683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15215" calcext:value-type="float">
            <text:p>0.215215</text:p>
          </table:table-cell>
          <table:table-cell office:value-type="float" office:value="9.24813" calcext:value-type="float">
            <text:p>9.24813</text:p>
          </table:table-cell>
          <table:table-cell office:value-type="float" office:value="0.917062" calcext:value-type="float">
            <text:p>0.917062</text:p>
          </table:table-cell>
          <table:table-cell office:value-type="float" office:value="0.00333667" calcext:value-type="float">
            <text:p>0.00333667</text:p>
          </table:table-cell>
          <table:table-cell office:value-type="float" office:value="0.238016" calcext:value-type="float">
            <text:p>0.238016</text:p>
          </table:table-cell>
          <table:table-cell office:value-type="float" office:value="9.48614" calcext:value-type="float">
            <text:p>9.48614</text:p>
          </table:table-cell>
          <table:table-cell table:number-columns-repeated="2"/>
          <table:table-cell table:formula="of:=[.C35]*2" office:value-type="float" office:value="18.49626" calcext:value-type="float">
            <text:p>18.4962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.4356" calcext:value-type="float">
            <text:p>48.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67333" calcext:value-type="float">
            <text:p>0.00667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C36]*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16983" calcext:value-type="float">
            <text:p>0.316983</text:p>
          </table:table-cell>
          <table:table-cell office:value-type="float" office:value="11.1411" calcext:value-type="float">
            <text:p>11.1411</text:p>
          </table:table-cell>
          <table:table-cell office:value-type="float" office:value="0.998249" calcext:value-type="float">
            <text:p>0.998249</text:p>
          </table:table-cell>
          <table:table-cell office:value-type="float" office:value="0.0161272" calcext:value-type="float">
            <text:p>0.0161272</text:p>
          </table:table-cell>
          <table:table-cell office:value-type="float" office:value="0.333667" calcext:value-type="float">
            <text:p>0.333667</text:p>
          </table:table-cell>
          <table:table-cell office:value-type="float" office:value="11.4748" calcext:value-type="float">
            <text:p>11.4748</text:p>
          </table:table-cell>
          <table:table-cell table:number-columns-repeated="2"/>
          <table:table-cell table:formula="of:=[.C37]*2" office:value-type="float" office:value="22.2822" calcext:value-type="float">
            <text:p>22.28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2T10:36:33.579434646</dc:date>
    <meta:editing-duration>PT5M13S</meta:editing-duration>
    <meta:editing-cycles>1</meta:editing-cycles>
    <meta:document-statistic meta:table-count="1" meta:cell-count="299" meta:object-count="0"/>
    <meta:generator>LibreOffice/6.0.7.3$Linux_X86_64 LibreOffice_project/00m0$Build-3</meta:generator>
  </office:meta>
</office:document-meta>
</file>